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8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9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0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1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2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3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5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7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0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6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7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8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9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0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1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transparent" style:font-name-asian="Arial1" style:font-name-complex="Arial1"/>
    </style:style>
    <style:style style:name="P42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3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4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5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6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7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8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9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0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1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2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3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4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5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69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0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73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2</text:p>
      <text:p text:style-name="P5">1. How to import all package?</text:p>
      <text:list xml:id="list4171512462" text:style-name="WWNum17">
        <text:list-item>
          <text:p text:style-name="P35">import java.*;</text:p>
        </text:list-item>
        <text:list-item>
          <text:p text:style-name="P7">include java.lang;</text:p>
        </text:list-item>
        <text:list-item>
          <text:p text:style-name="P42">java.package</text:p>
        </text:list-item>
      </text:list>
      <text:p text:style-name="P1"/>
      <text:p text:style-name="P5">2.What is the value of "d" after this line of code has been executed?</text:p>
      <text:p text:style-name="P1">double d = Math.round ( 2.5 + Math.random() );</text:p>
      <text:list xml:id="list3538867540" text:style-name="WWNum24">
        <text:list-item>
          <text:p text:style-name="P8">2</text:p>
        </text:list-item>
        <text:list-item>
          <text:p text:style-name="P36">3</text:p>
        </text:list-item>
        <text:list-item>
          <text:p text:style-name="P8">4</text:p>
        </text:list-item>
        <text:list-item>
          <text:p text:style-name="P43">2.5</text:p>
        </text:list-item>
      </text:list>
      <text:p text:style-name="P2"/>
      <text:p text:style-name="P5">3.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314724566" text:style-name="WWNum19">
        <text:list-item>
          <text:p text:style-name="P9">There is a syntax error on line 1.</text:p>
        </text:list-item>
        <text:list-item>
          <text:p text:style-name="P37">There are syntax errors on lines 1 and 6.</text:p>
        </text:list-item>
        <text:list-item>
          <text:p text:style-name="P41">run infinity time</text:p>
        </text:list-item>
        <text:list-item>
          <text:p text:style-name="P44">There is a syntax error in line 6.</text:p>
        </text:list-item>
      </text:list>
      <text:p text:style-name="P1"/>
      <text:p text:style-name="P5">4.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3503506014" text:style-name="WWNum16">
        <text:list-item>
          <text:p text:style-name="P10">Hellogoodworld</text:p>
        </text:list-item>
        <text:list-item>
          <text:p text:style-name="P10">hellogoodworld</text:p>
        </text:list-item>
        <text:list-item>
          <text:p text:style-name="P38">Hello Goodworld</text:p>
        </text:list-item>
        <text:list-item>
          <text:p text:style-name="P45">GoodWorld</text:p>
        </text:list-item>
      </text:list>
      <text:p text:style-name="P1"/>
      <text:p text:style-name="P5">5.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3291151824" text:style-name="WWNum26">
        <text:list-item>
          <text:p text:style-name="P11">hello</text:p>
        </text:list-item>
        <text:list-item>
          <text:p text:style-name="P11">world</text:p>
        </text:list-item>
        <text:list-item>
          <text:p text:style-name="P11">hello world</text:p>
        </text:list-item>
        <text:list-item>
          <text:p text:style-name="P68">none of the above</text:p>
        </text:list-item>
      </text:list>
      <text:p text:style-name="P1"/>
      <text:p text:style-name="P5">6.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2526121538" text:style-name="WWNum29">
        <text:list-item>
          <text:p text:style-name="P12"><text:soft-page-break/>DEMOS</text:p>
        </text:list-item>
        <text:list-item>
          <text:p text:style-name="P12">DEMS</text:p>
        </text:list-item>
        <text:list-item>
          <text:p text:style-name="P12">DEM</text:p>
        </text:list-item>
        <text:list-item>
          <text:p text:style-name="P46">EMOS</text:p>
        </text:list-item>
      </text:list>
      <text:p text:style-name="P1"/>
      <text:p text:style-name="P5">7.Determine the output</text:p>
      <text:p text:style-name="P1">SOP (‘1’+new integer (2) +3);</text:p>
      <text:list xml:id="list635556854" text:style-name="WWNum11">
        <text:list-item>
          <text:p text:style-name="P39">123</text:p>
        </text:list-item>
        <text:list-item>
          <text:p text:style-name="P13">13</text:p>
        </text:list-item>
        <text:list-item>
          <text:p text:style-name="P13">1</text:p>
        </text:list-item>
        <text:list-item>
          <text:p text:style-name="P47">12</text:p>
        </text:list-item>
      </text:list>
      <text:p text:style-name="P1"/>
      <text:p text:style-name="P5">8.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1323261315" text:style-name="WWNum9">
        <text:list-item>
          <text:p text:style-name="P14">Hlloe</text:p>
        </text:list-item>
        <text:list-item>
          <text:p text:style-name="P14">lloeH</text:p>
        </text:list-item>
        <text:list-item>
          <text:p text:style-name="P14">Hello</text:p>
        </text:list-item>
        <text:list-item>
          <text:p text:style-name="P69">olleH</text:p>
        </text:list-item>
      </text:list>
      <text:p text:style-name="P1"/>
      <text:p text:style-name="P5">9.Write the correct signature of the main method?</text:p>
      <text:list xml:id="list3925838371" text:style-name="WWNum6">
        <text:list-item>
          <text:p text:style-name="P15">public Static void main()</text:p>
        </text:list-item>
        <text:list-item>
          <text:p text:style-name="P40">public Static void main(String args[])</text:p>
        </text:list-item>
        <text:list-item>
          <text:p text:style-name="P48">public Static void main(String ...)</text:p>
        </text:list-item>
      </text:list>
      <text:p text:style-name="P1"/>
      <text:p text:style-name="P5">10.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3221122207" text:style-name="WWNum2">
        <text:list-item>
          <text:p text:style-name="P16">class java.object</text:p>
        </text:list-item>
        <text:list-item>
          <text:p text:style-name="P16">class java.lang.object</text:p>
        </text:list-item>
        <text:list-item>
          <text:p text:style-name="P70">none of the above</text:p>
        </text:list-item>
      </text:list>
      <text:p text:style-name="P1"/>
      <text:p text:style-name="P5"><text:soft-page-break/>11.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3112964298" text:style-name="WWNum15">
        <text:list-item>
          <text:p text:style-name="P17">HelloStopWorld</text:p>
        </text:list-item>
        <text:list-item>
          <text:p text:style-name="P17">Hello Stop World</text:p>
        </text:list-item>
        <text:list-item>
          <text:p text:style-name="P17">HelloStop</text:p>
        </text:list-item>
        <text:list-item>
          <text:p text:style-name="P49">none of the above</text:p>
        </text:list-item>
      </text:list>
      <text:p text:style-name="P1"/>
      <text:p text:style-name="P5">12.How to declare array of string which one is correct?</text:p>
      <text:list xml:id="list1801497740" text:style-name="WWNum27">
        <text:list-item>
          <text:p text:style-name="P18">string[]s;</text:p>
        </text:list-item>
        <text:list-item>
          <text:p text:style-name="P18">string s[]</text:p>
        </text:list-item>
        <text:list-item>
          <text:p text:style-name="P50">string []s;</text:p>
        </text:list-item>
      </text:list>
      <text:p text:style-name="P1"/>
      <text:p text:style-name="P5">13.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1644009616" text:style-name="WWNum28">
        <text:list-item>
          <text:p text:style-name="P19">A@1cde5f</text:p>
        </text:list-item>
        <text:list-item>
          <text:p text:style-name="P19">A a 1cde5f</text:p>
        </text:list-item>
        <text:list-item>
          <text:p text:style-name="P19">A d 1cde5f</text:p>
        </text:list-item>
        <text:list-item>
          <text:p text:style-name="P51">@1cde5f</text:p>
        </text:list-item>
      </text:list>
      <text:p text:style-name="P1"/>
      <text:p text:style-name="P5">14.What will be the datatype of the no 9.6352</text:p>
      <text:list xml:id="list511681662" text:style-name="WWNum5">
        <text:list-item>
          <text:p text:style-name="P20">double</text:p>
        </text:list-item>
        <text:list-item>
          <text:p text:style-name="P20">Float</text:p>
        </text:list-item>
        <text:list-item>
          <text:p text:style-name="P52">Double</text:p>
        </text:list-item>
      </text:list>
      <text:p text:style-name="P1"/>
      <text:p text:style-name="P5">15.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2233954568" text:style-name="WWNum21">
        <text:list-item>
          <text:p text:style-name="P21">uvwxyzuvwXYZ</text:p>
        </text:list-item>
        <text:list-item>
          <text:p text:style-name="P21">uvwxyzuv</text:p>
        </text:list-item>
        <text:list-item>
          <text:p text:style-name="P21">uvwxyzXYZ</text:p>
        </text:list-item>
        <text:list-item>
          <text:p text:style-name="P53">uvwxyzuvXYZ</text:p>
        </text:list-item>
      </text:list>
      <text:p text:style-name="P1"/>
      <text:p text:style-name="P5">16.Determine the output</text:p>
      <text:p text:style-name="P1">int i = -1;</text:p>
      <text:p text:style-name="P1">int b = 10;</text:p>
      <text:p text:style-name="P1">int val = b/ i;</text:p>
      <text:list xml:id="list4079234381" text:style-name="WWNum8">
        <text:list-item>
          <text:p text:style-name="P22">-10</text:p>
        </text:list-item>
        <text:list-item>
          <text:p text:style-name="P22">10</text:p>
        </text:list-item>
        <text:list-item>
          <text:p text:style-name="P22">10/1</text:p>
        </text:list-item>
        <text:list-item>
          <text:p text:style-name="P54">error17. </text:p>
        </text:list-item>
      </text:list>
      <text:p text:style-name="P2"/>
      <text:p text:style-name="P71"><text:soft-page-break/>17.How to inherit both the interface and abstract class ?</text:p>
      <text:list xml:id="list1655175786" text:style-name="WWNum25">
        <text:list-item>
          <text:p text:style-name="P23">class implemts Info,interface</text:p>
        </text:list-item>
        <text:list-item>
          <text:p text:style-name="P23">class xyz extends Info implements interface{ void load}</text:p>
        </text:list-item>
        <text:list-item>
          <text:p text:style-name="P23">class extends Info,interface</text:p>
        </text:list-item>
        <text:list-item>
          <text:p text:style-name="P55">class implements interface</text:p>
        </text:list-item>
      </text:list>
      <text:p text:style-name="P1"/>
      <text:p text:style-name="P1"/>
      <text:p text:style-name="P5">18.Which operator is used to separate parameters or attributes?</text:p>
      <text:list xml:id="list3924533761" text:style-name="WWNum12">
        <text:list-item>
          <text:p text:style-name="P24">&amp;</text:p>
        </text:list-item>
        <text:list-item>
          <text:p text:style-name="P24">&amp;&amp;</text:p>
        </text:list-item>
        <text:list-item>
          <text:p text:style-name="P56">and</text:p>
        </text:list-item>
      </text:list>
      <text:p text:style-name="P1"/>
      <text:p text:style-name="P5">19.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3665197415" text:style-name="WWNum13">
        <text:list-item>
          <text:p text:style-name="P25">ABDCB</text:p>
        </text:list-item>
        <text:list-item>
          <text:p text:style-name="P25">ABDCBDCB</text:p>
        </text:list-item>
        <text:list-item>
          <text:p text:style-name="P25">ABCDBDA</text:p>
        </text:list-item>
        <text:list-item>
          <text:p text:style-name="P57">ABDCBDA</text:p>
        </text:list-item>
      </text:list>
      <text:p text:style-name="P1"/>
      <text:p text:style-name="P1"/>
      <text:p text:style-name="P5">20. import java.util.*;</text:p>
      <text:p text:style-name="P5"><text:soft-page-break/>class Array {</text:p>
      <text:p text:style-name="P5">public static void main(String args[])</text:p>
      <text:p text:style-name="P5">{</text:p>
      <text:p text:style-name="P5">int array[] = new int [5];</text:p>
      <text:p text:style-name="P5">for (int i = 5; i &gt; 0; i--)</text:p>
      <text:p text:style-name="P5">array[5 - i] = i;</text:p>
      <text:p text:style-name="P5">Arrays.sort(array);</text:p>
      <text:p text:style-name="P5">for (int i = 0; i &lt; 5; ++i)</text:p>
      <text:p text:style-name="P5">System.out.print(array[i]);;</text:p>
      <text:p text:style-name="P5">}</text:p>
      <text:p text:style-name="P5">}</text:p>
      <text:list xml:id="list1307837370" text:style-name="WWNum7">
        <text:list-item>
          <text:p text:style-name="P26">12345</text:p>
        </text:list-item>
        <text:list-item>
          <text:p text:style-name="P26">54321</text:p>
        </text:list-item>
        <text:list-item>
          <text:p text:style-name="P26">123</text:p>
        </text:list-item>
        <text:list-item>
          <text:p text:style-name="P58">1234</text:p>
        </text:list-item>
      </text:list>
      <text:p text:style-name="P1"/>
      <text:p text:style-name="P5">21.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931238052" text:style-name="WWNum4">
        <text:list-item>
          <text:p text:style-name="P27">12885</text:p>
        </text:list-item>
        <text:list-item>
          <text:p text:style-name="P27">12845</text:p>
        </text:list-item>
        <text:list-item>
          <text:p text:style-name="P27">58881</text:p>
        </text:list-item>
        <text:list-item>
          <text:p text:style-name="P59">54881</text:p>
        </text:list-item>
      </text:list>
      <text:p text:style-name="P1"><text:soft-page-break/></text:p>
      <text:p text:style-name="P5">22.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23679611" text:style-name="WWNum10">
        <text:list-item>
          <text:p text:style-name="P28">Hello</text:p>
        </text:list-item>
        <text:list-item>
          <text:p text:style-name="P28">World</text:p>
        </text:list-item>
        <text:list-item>
          <text:p text:style-name="P28">Helloworld</text:p>
        </text:list-item>
        <text:list-item>
          <text:p text:style-name="P60">Hello World</text:p>
        </text:list-item>
      </text:list>
      <text:p text:style-name="P1"/>
      <text:p text:style-name="P5">23.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2855888556" text:style-name="WWNum22">
        <text:list-item>
          <text:p text:style-name="P29">xello</text:p>
        </text:list-item>
        <text:list-item>
          <text:p text:style-name="P29">xxxxx</text:p>
        </text:list-item>
        <text:list-item>
          <text:p text:style-name="P29">Hxllo</text:p>
        </text:list-item>
        <text:list-item>
          <text:p text:style-name="P61">Hexlo</text:p>
        </text:list-item>
      </text:list>
      <text:p text:style-name="P1"/>
      <text:p text:style-name="P5">24.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1565390713" text:style-name="WWNum1">
        <text:list-item>
          <text:p text:style-name="P30">AaBaCa</text:p>
        </text:list-item>
        <text:list-item>
          <text:p text:style-name="P30">ABCaaa</text:p>
        </text:list-item>
        <text:list-item>
          <text:p text:style-name="P30">AaaBaaCaa</text:p>
        </text:list-item>
        <text:list-item>
          <text:p text:style-name="P62">AaBaaCaaa</text:p>
        </text:list-item>
      </text:list>
      <text:p text:style-name="P1"/>
      <text:p text:style-name="P5">25.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3426247263" text:style-name="WWNum14">
        <text:list-item>
          <text:p text:style-name="P63">a is a lower case Letter</text:p>
        </text:list-item>
      </text:list>
      <text:p text:style-name="P3">is White space character</text:p>
      <text:p text:style-name="P72"><text:s text:c="6"/>b) b is a lower case Letter</text:p>
      <text:p text:style-name="P3">is White space character</text:p>
      <text:p text:style-name="P72"><text:s text:c="6"/>c) a is a lower case Letter</text:p>
      <text:p text:style-name="P3">A is a upper case Letter</text:p>
      <text:p text:style-name="P1"><text:s text:c="6"/>d) a is a lower case Letter</text:p>
      <text:p text:style-name="P3">0 is a digit</text:p>
      <text:p text:style-name="P3"/>
      <text:p text:style-name="P3"/>
      <text:p text:style-name="P5">26.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5">27.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11072698" text:style-name="WWNum3">
        <text:list-item>
          <text:p text:style-name="P31">42</text:p>
        </text:list-item>
        <text:list-item>
          <text:p text:style-name="P31">420</text:p>
        </text:list-item>
        <text:list-item>
          <text:p text:style-name="P31">462</text:p>
        </text:list-item>
        <text:list-item>
          <text:p text:style-name="P31">42042</text:p>
        </text:list-item>
        <text:list-item>
          <text:p text:style-name="P31">Compilation fails</text:p>
        </text:list-item>
        <text:list-item>
          <text:p text:style-name="P64">An exception is thrown at runtime.</text:p>
        </text:list-item>
      </text:list>
      <text:p text:style-name="P1"/>
      <text:p text:style-name="P1"/>
      <text:p text:style-name="P5">28.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1203288844" text:style-name="WWNum23">
        <text:list-item>
          <text:p text:style-name="P32">final</text:p>
        </text:list-item>
        <text:list-item>
          <text:p text:style-name="P32"><text:soft-page-break/>static</text:p>
        </text:list-item>
        <text:list-item>
          <text:p text:style-name="P32">native</text:p>
        </text:list-item>
        <text:list-item>
          <text:p text:style-name="P32">public</text:p>
        </text:list-item>
        <text:list-item>
          <text:p text:style-name="P32">private</text:p>
        </text:list-item>
        <text:list-item>
          <text:p text:style-name="P32">abstract</text:p>
        </text:list-item>
        <text:list-item>
          <text:p text:style-name="P65">protected</text:p>
        </text:list-item>
      </text:list>
      <text:p text:style-name="P1"/>
      <text:p text:style-name="P5">29.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584932887" text:style-name="WWNum18">
        <text:list-item>
          <text:p text:style-name="P33">Foo { public int bar() { return 1; }</text:p>
        </text:list-item>
        <text:list-item>
          <text:p text:style-name="P33">new Foo { public int bar() { return 1; }</text:p>
        </text:list-item>
        <text:list-item>
          <text:p text:style-name="P33">new Foo() { public int bar() { return 1; }</text:p>
        </text:list-item>
        <text:list-item>
          <text:p text:style-name="P66">new class Foo { public int bar() { return 1; }</text:p>
        </text:list-item>
      </text:list>
      <text:p text:style-name="P1"/>
      <text:p text:style-name="P5">30.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1913986925" text:style-name="WWNum20">
        <text:list-item>
          <text:p text:style-name="P34"><text:soft-page-break/>peep</text:p>
        </text:list-item>
        <text:list-item>
          <text:p text:style-name="P34">bark</text:p>
        </text:list-item>
        <text:list-item>
          <text:p text:style-name="P34">meow</text:p>
        </text:list-item>
        <text:list-item>
          <text:p text:style-name="P34">Compilation fails</text:p>
        </text:list-item>
        <text:list-item>
          <text:p text:style-name="P67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16T15:49:59.505862309</dc:date>
    <meta:editing-duration>PT6H1M53S</meta:editing-duration>
    <meta:editing-cycles>1</meta:editing-cycles>
    <meta:document-statistic meta:table-count="0" meta:image-count="0" meta:object-count="0" meta:page-count="13" meta:paragraph-count="379" meta:word-count="1238" meta:character-count="6672" meta:non-whitespace-character-count="5909"/>
  </office:meta>
</office:document-meta>
</file>